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language="de" fo:country="DE" officeooo:rsid="00084a9a" officeooo:paragraph-rsid="00084a9a" style:font-size-asian="42pt" style:font-size-complex="48pt"/>
    </style:style>
    <style:style style:name="P2" style:family="paragraph" style:parent-style-name="Standard">
      <style:paragraph-properties fo:text-align="start" style:justify-single-word="false"/>
      <style:text-properties fo:font-size="20pt" fo:language="de" fo:country="DE" officeooo:rsid="00084a9a" officeooo:paragraph-rsid="00084a9a" style:font-size-asian="17.5pt" style:font-size-complex="20pt"/>
    </style:style>
    <style:style style:name="P3" style:family="paragraph" style:parent-style-name="Standard">
      <style:paragraph-properties fo:text-align="start" style:justify-single-word="false"/>
      <style:text-properties fo:font-size="20pt" fo:language="de" fo:country="DE" style:text-underline-style="solid" style:text-underline-width="auto" style:text-underline-color="font-color" officeooo:rsid="0009f537" officeooo:paragraph-rsid="0009f537" style:font-size-asian="17.5pt" style:font-size-complex="20pt"/>
    </style:style>
    <style:style style:name="P4" style:family="paragraph" style:parent-style-name="Standard">
      <style:paragraph-properties fo:text-align="start" style:justify-single-word="false"/>
      <style:text-properties fo:font-size="16pt" fo:language="de" fo:country="DE" style:text-underline-style="solid" style:text-underline-width="auto" style:text-underline-color="font-color" officeooo:rsid="0009f537" officeooo:paragraph-rsid="0009f537" style:font-size-asian="14pt" style:font-size-complex="16pt"/>
    </style:style>
    <style:style style:name="P5" style:family="paragraph" style:parent-style-name="Standard">
      <style:paragraph-properties fo:text-align="start" style:justify-single-word="false"/>
      <style:text-properties fo:font-size="16pt" fo:language="de" fo:country="DE" officeooo:rsid="00084a9a" officeooo:paragraph-rsid="00084a9a" style:font-size-asian="14pt" style:font-size-complex="16pt"/>
    </style:style>
    <style:style style:name="P6" style:family="paragraph" style:parent-style-name="Standard">
      <style:paragraph-properties fo:text-align="start" style:justify-single-word="false"/>
      <style:text-properties fo:font-size="16pt" fo:language="de" fo:country="DE" style:text-underline-style="none" officeooo:rsid="0009f537" officeooo:paragraph-rsid="0009f537" style:font-size-asian="14pt" style:font-size-complex="16pt"/>
    </style:style>
    <style:style style:name="P7" style:family="paragraph" style:parent-style-name="Standard">
      <style:paragraph-properties fo:text-align="start" style:justify-single-word="false"/>
      <style:text-properties fo:font-size="16pt" fo:language="de" fo:country="DE" style:text-underline-style="none" officeooo:rsid="000bafe9" officeooo:paragraph-rsid="000bafe9" style:font-size-asian="14pt" style:font-size-complex="16pt"/>
    </style:style>
    <style:style style:name="P8" style:family="paragraph" style:parent-style-name="Standard">
      <style:paragraph-properties fo:text-align="start" style:justify-single-word="false"/>
      <style:text-properties fo:font-size="16pt" fo:language="de" fo:country="DE" style:text-underline-style="none" officeooo:rsid="00244cad" officeooo:paragraph-rsid="00244cad" style:font-size-asian="14pt" style:font-size-complex="16pt"/>
    </style:style>
    <style:style style:name="P9" style:family="paragraph" style:parent-style-name="Standard">
      <style:paragraph-properties fo:text-align="start" style:justify-single-word="false"/>
      <style:text-properties fo:font-size="16pt" fo:language="de" fo:country="DE" style:text-underline-style="none" fo:font-weight="normal" officeooo:rsid="0011cea8" officeooo:paragraph-rsid="0011cea8"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language="de" fo:country="DE" style:text-underline-style="none" fo:font-weight="normal" officeooo:rsid="0012e6ab" officeooo:paragraph-rsid="0012e6ab"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language="de" fo:country="DE" style:text-underline-style="none" fo:font-weight="normal" officeooo:rsid="0015b944" officeooo:paragraph-rsid="0015b944"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language="de" fo:country="DE" style:text-underline-style="none" fo:font-weight="normal" officeooo:rsid="00164b56" officeooo:paragraph-rsid="00164b56"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language="de" fo:country="DE" style:text-underline-style="none" fo:font-weight="normal" officeooo:rsid="0012e6ab" officeooo:paragraph-rsid="0012e6ab"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style:text-underline-style="none" officeooo:rsid="001e9eae" officeooo:paragraph-rsid="001e9eae" style:font-size-asian="14pt" style:font-size-complex="16pt"/>
    </style:style>
    <style:style style:name="P15" style:family="paragraph" style:parent-style-name="Standard">
      <style:paragraph-properties fo:text-align="start" style:justify-single-word="false"/>
      <style:text-properties fo:font-size="16pt" style:text-underline-style="none" officeooo:rsid="0020011e" officeooo:paragraph-rsid="0020011e" style:font-size-asian="14pt" style:font-size-complex="16pt"/>
    </style:style>
    <style:style style:name="P16" style:family="paragraph" style:parent-style-name="Standard">
      <style:paragraph-properties fo:text-align="start" style:justify-single-word="false"/>
      <style:text-properties fo:font-size="16pt" style:text-underline-style="none" officeooo:rsid="0021177e" officeooo:paragraph-rsid="0021177e" style:font-size-asian="14pt" style:font-size-complex="16pt"/>
    </style:style>
    <style:style style:name="P17" style:family="paragraph" style:parent-style-name="Standard">
      <style:paragraph-properties fo:text-align="start" style:justify-single-word="false"/>
      <style:text-properties fo:font-size="16pt" style:text-underline-style="none" officeooo:rsid="0021796e" officeooo:paragraph-rsid="0021796e" style:font-size-asian="14pt" style:font-size-complex="16pt"/>
    </style:style>
    <style:style style:name="P18" style:family="paragraph" style:parent-style-name="Standard">
      <style:paragraph-properties fo:text-align="start" style:justify-single-word="false"/>
      <style:text-properties fo:language="de" fo:country="DE" officeooo:paragraph-rsid="000fb74d"/>
    </style:style>
    <style:style style:name="P19" style:family="paragraph" style:parent-style-name="Standard">
      <style:paragraph-properties fo:text-align="start" style:justify-single-word="false"/>
      <style:text-properties fo:language="de" fo:country="DE" officeooo:paragraph-rsid="00107624"/>
    </style:style>
    <style:style style:name="P20" style:family="paragraph" style:parent-style-name="Standard">
      <style:paragraph-properties fo:text-align="start" style:justify-single-word="false"/>
      <style:text-properties fo:language="de" fo:country="DE" officeooo:paragraph-rsid="00165f2a"/>
    </style:style>
    <style:style style:name="P21" style:family="paragraph" style:parent-style-name="Standard">
      <style:paragraph-properties fo:text-align="start" style:justify-single-word="false"/>
      <style:text-properties fo:language="de" fo:country="DE" officeooo:rsid="00107624" officeooo:paragraph-rsid="00107624"/>
    </style:style>
    <style:style style:name="P22" style:family="paragraph" style:parent-style-name="Standard">
      <style:paragraph-properties fo:text-align="start" style:justify-single-word="false"/>
      <style:text-properties fo:language="de" fo:country="DE" officeooo:rsid="0012e6ab" officeooo:paragraph-rsid="0012e6ab"/>
    </style:style>
    <style:style style:name="P23" style:family="paragraph" style:parent-style-name="Standard">
      <style:paragraph-properties fo:text-align="start" style:justify-single-word="false"/>
      <style:text-properties fo:language="de" fo:country="DE" officeooo:rsid="00165f2a" officeooo:paragraph-rsid="00165f2a"/>
    </style:style>
    <style:style style:name="P24" style:family="paragraph" style:parent-style-name="Standard">
      <style:paragraph-properties fo:text-align="start" style:justify-single-word="false"/>
      <style:text-properties officeooo:paragraph-rsid="001cf86f"/>
    </style:style>
    <style:style style:name="P25" style:family="paragraph" style:parent-style-name="Standard">
      <style:paragraph-properties fo:text-align="start" style:justify-single-word="false"/>
      <style:text-properties officeooo:paragraph-rsid="00218c1d"/>
    </style:style>
    <style:style style:name="P26" style:family="paragraph" style:parent-style-name="Standard">
      <style:paragraph-properties fo:text-align="start" style:justify-single-word="false"/>
      <style:text-properties fo:font-size="18pt" fo:language="de" fo:country="DE" officeooo:rsid="0009f537" officeooo:paragraph-rsid="0009f537" style:font-size-asian="15.75pt" style:font-size-complex="18pt"/>
    </style:style>
    <style:style style:name="P27" style:family="paragraph" style:parent-style-name="Standard">
      <style:paragraph-properties fo:text-align="start" style:justify-single-word="false"/>
      <style:text-properties fo:font-size="18pt" fo:language="de" fo:country="DE" style:text-underline-style="none" fo:font-weight="normal" officeooo:rsid="0012e6ab" officeooo:paragraph-rsid="0012e6ab" style:font-size-asian="18pt" style:font-weight-asian="normal" style:font-size-complex="18pt" style:font-weight-complex="normal"/>
    </style:style>
    <style:style style:name="P28" style:family="paragraph" style:parent-style-name="Standard">
      <style:paragraph-properties fo:text-align="start" style:justify-single-word="false"/>
      <style:text-properties fo:font-size="18pt" fo:language="de" fo:country="DE" style:text-underline-style="solid" style:text-underline-width="auto" style:text-underline-color="font-color" officeooo:rsid="000bafe9" officeooo:paragraph-rsid="000bafe9" style:font-size-asian="18pt" style:font-size-complex="18pt"/>
    </style:style>
    <style:style style:name="P29" style:family="paragraph" style:parent-style-name="Standard">
      <style:paragraph-properties fo:text-align="start" style:justify-single-word="false"/>
      <style:text-properties fo:font-size="18pt" fo:language="de" fo:country="DE" style:text-underline-style="solid" style:text-underline-width="auto" style:text-underline-color="font-color" officeooo:rsid="000fb74d" officeooo:paragraph-rsid="000fb74d" style:font-size-asian="18pt" style:font-size-complex="18pt"/>
    </style:style>
    <style:style style:name="P30" style:family="paragraph" style:parent-style-name="Standard">
      <style:paragraph-properties fo:text-align="start" style:justify-single-word="false"/>
      <style:text-properties fo:font-size="18pt" fo:language="de" fo:country="DE" style:text-underline-style="solid" style:text-underline-width="auto" style:text-underline-color="font-color" officeooo:paragraph-rsid="00165f2a" style:font-size-asian="18pt" style:font-size-complex="18pt"/>
    </style:style>
    <style:style style:name="P31" style:family="paragraph" style:parent-style-name="Standard">
      <style:paragraph-properties fo:text-align="start" style:justify-single-word="false"/>
      <style:text-properties fo:font-size="18pt" fo:language="de" fo:country="DE" style:text-underline-style="solid" style:text-underline-width="auto" style:text-underline-color="font-color" officeooo:rsid="00177633" officeooo:paragraph-rsid="00177633" style:font-size-asian="18pt" style:font-size-complex="18pt"/>
    </style:style>
    <style:style style:name="P32" style:family="paragraph" style:parent-style-name="Standard">
      <style:paragraph-properties fo:text-align="start" style:justify-single-word="false"/>
      <style:text-properties fo:font-size="18pt" fo:language="de" fo:country="DE" style:text-underline-style="solid" style:text-underline-width="auto" style:text-underline-color="font-color" officeooo:rsid="00225544" officeooo:paragraph-rsid="00225544" style:font-size-asian="18pt" style:font-size-complex="18pt"/>
    </style:style>
    <style:style style:name="P33" style:family="paragraph" style:parent-style-name="Standard">
      <style:paragraph-properties fo:text-align="start" style:justify-single-word="false"/>
      <style:text-properties fo:font-size="18pt" fo:language="de" fo:country="DE" style:text-underline-style="solid" style:text-underline-width="auto" style:text-underline-color="font-color" fo:font-weight="normal" officeooo:rsid="0011cea8" officeooo:paragraph-rsid="0011cea8" style:font-size-asian="18pt" style:font-weight-asian="normal" style:font-size-complex="18pt" style:font-weight-complex="normal"/>
    </style:style>
    <style:style style:name="P34" style:family="paragraph" style:parent-style-name="Standard">
      <style:paragraph-properties fo:text-align="start" style:justify-single-word="false"/>
      <style:text-properties fo:font-size="18pt" fo:language="de" fo:country="DE" style:text-underline-style="solid" style:text-underline-width="auto" style:text-underline-color="font-color" fo:font-weight="normal" officeooo:rsid="0012e6ab" officeooo:paragraph-rsid="0012e6ab" style:font-size-asian="18pt" style:font-weight-asian="normal" style:font-size-complex="18pt" style:font-weight-complex="normal"/>
    </style:style>
    <style:style style:name="P35" style:family="paragraph" style:parent-style-name="Standard">
      <style:paragraph-properties fo:text-align="start" style:justify-single-word="false"/>
      <style:text-properties fo:font-size="18pt" fo:language="de" fo:country="DE" style:text-underline-style="solid" style:text-underline-width="auto" style:text-underline-color="font-color" fo:font-weight="normal" officeooo:rsid="00164b56" officeooo:paragraph-rsid="00164b56" style:font-size-asian="18pt" style:font-weight-asian="normal" style:font-size-complex="18pt" style:font-weight-complex="normal"/>
    </style:style>
    <style:style style:name="P36" style:family="paragraph" style:parent-style-name="Standard">
      <style:paragraph-properties fo:text-align="start" style:justify-single-word="false"/>
      <style:text-properties fo:font-size="18pt" style:text-underline-style="solid" style:text-underline-width="auto" style:text-underline-color="font-color" officeooo:rsid="001e9eae" officeooo:paragraph-rsid="001e9eae" style:font-size-asian="18pt" style:font-size-complex="18pt"/>
    </style:style>
    <style:style style:name="P37" style:family="paragraph" style:parent-style-name="Standard">
      <style:paragraph-properties fo:text-align="start" style:justify-single-word="false"/>
      <style:text-properties fo:font-size="18pt" style:text-underline-style="solid" style:text-underline-width="auto" style:text-underline-color="font-color" officeooo:rsid="001eb1f1" officeooo:paragraph-rsid="001eb1f1" style:font-size-asian="18pt" style:font-size-complex="18pt"/>
    </style:style>
    <style:style style:name="P38" style:family="paragraph" style:parent-style-name="Standard">
      <style:paragraph-properties fo:text-align="start" style:justify-single-word="false"/>
      <style:text-properties fo:font-size="18pt" style:text-underline-style="solid" style:text-underline-width="auto" style:text-underline-color="font-color" officeooo:rsid="0021177e" officeooo:paragraph-rsid="0021177e" style:font-size-asian="18pt" style:font-size-complex="18pt"/>
    </style:style>
    <style:style style:name="P39" style:family="paragraph" style:parent-style-name="Standard">
      <style:paragraph-properties fo:text-align="start" style:justify-single-word="false"/>
      <style:text-properties fo:font-size="18pt" style:text-underline-style="solid" style:text-underline-width="auto" style:text-underline-color="font-color" officeooo:rsid="00218c1d" officeooo:paragraph-rsid="00218c1d" style:font-size-asian="18pt" style:font-size-complex="18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officeooo:rsid="000bafe9"/>
    </style:style>
    <style:style style:name="T4" style:family="text">
      <style:text-properties fo:font-weight="bold" style:font-weight-asian="bold" style:font-weight-complex="bold"/>
    </style:style>
    <style:style style:name="T5" style:family="text">
      <style:text-properties officeooo:rsid="000d44c7"/>
    </style:style>
    <style:style style:name="T6" style:family="text">
      <style:text-properties officeooo:rsid="000dc899"/>
    </style:style>
    <style:style style:name="T7" style:family="text">
      <style:text-properties fo:font-size="16pt" fo:language="de" fo:country="DE" style:text-underline-style="none" fo:font-weight="normal" officeooo:rsid="00165f2a" style:font-size-asian="14pt" style:font-weight-asian="normal" style:font-size-complex="16pt" style:font-weight-complex="normal"/>
    </style:style>
    <style:style style:name="T8" style:family="text">
      <style:text-properties fo:font-size="16pt" fo:language="de" fo:country="DE" style:text-underline-style="none" fo:font-weight="normal" officeooo:rsid="00218c1d" style:font-size-asian="14pt" style:font-weight-asian="normal" style:font-size-complex="16pt" style:font-weight-complex="normal"/>
    </style:style>
    <style:style style:name="T9" style:family="text">
      <style:text-properties fo:font-size="16pt" fo:language="de" fo:country="DE" officeooo:rsid="00192747" style:font-size-asian="14pt" style:font-size-complex="16pt"/>
    </style:style>
    <style:style style:name="T10" style:family="text">
      <style:text-properties fo:font-size="16pt" fo:language="de" fo:country="DE" style:font-size-asian="16pt" style:font-size-complex="16pt"/>
    </style:style>
    <style:style style:name="T11" style:family="text">
      <style:text-properties fo:font-size="16pt" fo:language="de" fo:country="DE" officeooo:rsid="00192747" style:font-size-asian="16pt" style:font-size-complex="16pt"/>
    </style:style>
    <style:style style:name="T12" style:family="text">
      <style:text-properties fo:font-size="16pt" fo:language="de" fo:country="DE" officeooo:rsid="0019d549" style:font-size-asian="16pt" style:font-size-complex="16pt"/>
    </style:style>
    <style:style style:name="T13" style:family="text">
      <style:text-properties fo:font-size="16pt" fo:language="de" fo:country="DE" officeooo:rsid="001cf86f" style:font-size-asian="16pt" style:font-size-complex="16pt"/>
    </style:style>
    <style:style style:name="T14" style:family="text">
      <style:text-properties fo:font-size="16pt" fo:language="de" fo:country="DE" fo:font-weight="normal" style:font-size-asian="16pt" style:font-weight-asian="normal" style:font-size-complex="16pt" style:font-weight-complex="normal"/>
    </style:style>
    <style:style style:name="T15" style:family="text">
      <style:text-properties fo:font-size="16pt" fo:language="de" fo:country="DE" fo:font-weight="normal" officeooo:rsid="00218c1d" style:font-size-asian="16pt" style:font-weight-asian="normal" style:font-size-complex="16pt" style:font-weight-complex="normal"/>
    </style:style>
    <style:style style:name="T16" style:family="text">
      <style:text-properties fo:font-size="16pt" style:text-underline-style="none" fo:font-weight="normal" style:font-size-asian="14pt" style:font-weight-asian="normal" style:font-size-complex="16pt" style:font-weight-complex="normal"/>
    </style:style>
    <style:style style:name="T17" style:family="text">
      <style:text-properties fo:font-size="16pt" style:text-underline-style="none" fo:font-weight="normal" officeooo:rsid="0015b944" style:font-size-asian="14pt" style:font-weight-asian="normal" style:font-size-complex="16pt" style:font-weight-complex="normal"/>
    </style:style>
    <style:style style:name="T18" style:family="text">
      <style:text-properties fo:font-size="16pt" style:text-underline-style="none" fo:font-weight="normal" officeooo:rsid="00165f2a" style:font-size-asian="14pt" style:font-weight-asian="normal" style:font-size-complex="16pt" style:font-weight-complex="normal"/>
    </style:style>
    <style:style style:name="T19" style:family="text">
      <style:text-properties fo:font-size="16pt" style:text-underline-style="none" style:font-size-asian="14pt" style:font-size-complex="16pt"/>
    </style:style>
    <style:style style:name="T20" style:family="text">
      <style:text-properties fo:font-size="16pt" style:text-underline-style="none" officeooo:rsid="000fb74d" style:font-size-asian="14pt" style:font-size-complex="16pt"/>
    </style:style>
    <style:style style:name="T21" style:family="text">
      <style:text-properties fo:font-size="16pt" style:text-underline-style="none" officeooo:rsid="00107624" style:font-size-asian="14pt" style:font-size-complex="16pt"/>
    </style:style>
    <style:style style:name="T22" style:family="text">
      <style:text-properties fo:font-size="16pt" style:text-underline-style="none" officeooo:rsid="00244cad" style:font-size-asian="14pt" style:font-size-complex="16pt"/>
    </style:style>
    <style:style style:name="T23" style:family="text">
      <style:text-properties fo:font-size="16pt" officeooo:rsid="0019d549" style:font-size-asian="16pt" style:font-size-complex="16pt"/>
    </style:style>
    <style:style style:name="T24" style:family="text">
      <style:text-properties fo:language="de" fo:country="DE" fo:font-weight="normal" style:font-weight-asian="normal" style:font-weight-complex="normal"/>
    </style:style>
    <style:style style:name="T25" style:family="text">
      <style:text-properties fo:language="de" fo:country="DE" fo:font-weight="normal" officeooo:rsid="00165f2a" style:font-weight-asian="normal" style:font-weight-complex="normal"/>
    </style:style>
    <style:style style:name="T26" style:family="text">
      <style:text-properties fo:language="de" fo:country="DE" fo:font-weight="normal" officeooo:rsid="0021796e" style:font-weight-asian="normal" style:font-weight-complex="normal"/>
    </style:style>
    <style:style style:name="T27" style:family="text">
      <style:text-properties officeooo:rsid="0012e6ab"/>
    </style:style>
    <style:style style:name="T28" style:family="text">
      <style:text-properties officeooo:rsid="0013eb70"/>
    </style:style>
    <style:style style:name="T29" style:family="text">
      <style:text-properties style:text-position="super 58%" officeooo:rsid="0013eb70"/>
    </style:style>
    <style:style style:name="T30" style:family="text">
      <style:text-properties style:text-position="super 58%" fo:font-size="16pt" fo:language="de" fo:country="DE" officeooo:rsid="0019d549" style:font-size-asian="16pt" style:font-size-complex="16pt"/>
    </style:style>
    <style:style style:name="T31" style:family="text">
      <style:text-properties style:text-position="0% 100%"/>
    </style:style>
    <style:style style:name="T32" style:family="text">
      <style:text-properties style:text-position="0% 100%" officeooo:rsid="0013eb70"/>
    </style:style>
    <style:style style:name="T33" style:family="text">
      <style:text-properties style:text-position="0% 100%" fo:font-size="16pt" fo:language="de" fo:country="DE" officeooo:rsid="0019d549" style:font-size-asian="16pt" style:font-size-complex="16pt"/>
    </style:style>
    <style:style style:name="T34" style:family="text">
      <style:text-properties style:text-position="0% 100%" fo:font-size="16pt" fo:language="de" fo:country="DE" fo:font-weight="normal" officeooo:rsid="00218c1d" style:font-size-asian="16pt" style:font-weight-asian="normal" style:font-size-complex="16pt" style:font-weight-complex="normal"/>
    </style:style>
    <style:style style:name="T35" style:family="text">
      <style:text-properties officeooo:rsid="0015b944"/>
    </style:style>
    <style:style style:name="T36" style:family="text">
      <style:text-properties officeooo:rsid="0017f2c0"/>
    </style:style>
    <style:style style:name="T37" style:family="text">
      <style:text-properties officeooo:rsid="00192747"/>
    </style:style>
    <style:style style:name="T38" style:family="text">
      <style:text-properties fo:font-weight="normal" style:font-weight-asian="normal" style:font-weight-complex="normal"/>
    </style:style>
    <style:style style:name="T39" style:family="text">
      <style:text-properties fo:font-weight="normal" officeooo:rsid="00165f2a" style:font-weight-asian="normal" style:font-weight-complex="normal"/>
    </style:style>
    <style:style style:name="T40" style:family="text">
      <style:text-properties style:text-position="sub 58%" fo:font-size="16pt" fo:language="de" fo:country="DE" fo:font-weight="normal" officeooo:rsid="00218c1d" style:font-size-asian="16pt" style:font-weight-asian="normal" style:font-size-complex="16pt" style:font-weight-complex="normal"/>
    </style:style>
    <style:style style:name="T41" style:family="text">
      <style:text-properties officeooo:rsid="00255a38"/>
    </style:style>
    <style:style style:name="T42" style:family="text">
      <style:text-properties officeooo:rsid="00274ab5"/>
    </style:style>
    <style:style style:name="T43" style:family="text">
      <style:text-properties officeooo:rsid="002890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ektrotechnik</text:p>
      <text:p text:style-name="P2"/>
      <text:p text:style-name="P3">1. Gleichstrom</text:p>
      <text:p text:style-name="P4"/>
      <text:p text:style-name="P26"><text:span text:style-name="T1">1.1 Was ist elektrischer Strom?</text:span></text:p>
      <text:p text:style-name="P6">Alles besteht aus Atomen. Um den Atomkern der die Neutronen und Protonen enthält kreisen schalenförmig die Elektron. Da der Atomkern die Elektronen anzieht gelingt es nicht vielen sich loszulösen(=<text:span text:style-name="T2">freie Elektronen</text:span>). <text:span text:style-name="T5">Nur Valenzelektronen(Außenelektronen) können sich loslösen. </text:span>Diese freien Elektronen bewegen sich in beliebigen Richtungen durch das atomare Gefüge. Wird jetzt ein Druck aus einer Richtung ausgeübt, bewegen sie sich alle in eine Richtung(=<text:span text:style-name="T2">Elektronenstrom</text:span>). <text:span text:style-name="T3">Wie gut und wie viele freie Elektronen sich durch den Raum bewegen können hängt von zwei Faktoren ab:</text:span></text:p>
      <text:p text:style-name="P6"><text:tab/>→ <text:span text:style-name="T3">Wie dicht die Atome zusammen sind(bei Kupfer zum Beispiel </text:span></text:p>
      <text:p text:style-name="P6"><text:tab/><text:tab/><text:span text:style-name="T3">sehr weit auseinander, bei Porzellan kaum Zwischenräume)</text:span></text:p>
      <text:p text:style-name="P6"><text:tab/>→ <text:span text:style-name="T3">Art des Materials entscheidet ob es freie Elektronen geben kann(</text:span></text:p>
      <text:p text:style-name="P6"><text:tab/><text:tab/><text:span text:style-name="T3">Metalle haben relativ viele, bei Porzellan keine)</text:span></text:p>
      <text:p text:style-name="P7">Werden also Elektronen in Porzellan gedrückt entsteht dennoch kein Elektronenstrom. <text:span text:style-name="T6">Werden Valenzelektronen zu freien Elektronen bleibt ein positiv geladenes Ion zurück.</text:span></text:p>
      <text:p text:style-name="P7"/>
      <text:p text:style-name="P28">1.2 Leitfähigkeit Leitungsmaterials</text:p>
      <text:p text:style-name="P7">Merksatz: „Elektrische Ka(t)ze ohne t.“</text:p>
      <text:p text:style-name="P7"><text:tab/>→ <text:span text:style-name="T4">K</text:span>: Kupfer</text:p>
      <text:p text:style-name="P7"><text:tab/>→ <text:span text:style-name="T4">A</text:span>: Aluminium</text:p>
      <text:p text:style-name="P7"><text:tab/>→ <text:span text:style-name="T4">Z</text:span>: Zink</text:p>
      <text:p text:style-name="P7"><text:tab/>→ <text:span text:style-name="T4">E</text:span>: Eisen</text:p>
      <text:p text:style-name="P7">Am Besten leitet Silber.</text:p>
      <text:p text:style-name="P7"/>
      <text:p text:style-name="P7">Folgende Materialien leiten so gut wie gar nicht</text:p>
      <text:p text:style-name="P7"><text:tab/>→ Papier</text:p>
      <text:p text:style-name="P7"><text:tab/>→ Glas</text:p>
      <text:p text:style-name="P7"><text:tab/>→ Porzellan</text:p>
      <text:p text:style-name="P7"><text:tab/>→ Gummi</text:p>
      <text:p text:style-name="P7"><text:tab/>→ Wolle</text:p>
      <text:p text:style-name="P7"><text:soft-page-break/><text:tab/>→ Seide</text:p>
      <text:p text:style-name="P7"><text:tab/>→ Manche Lacke</text:p>
      <text:p text:style-name="P7">Man unterscheidet hierbei zwischen</text:p>
      <text:p text:style-name="P7"><text:tab/>→ Leitern: Enthalten viele freie Elektronen</text:p>
      <text:p text:style-name="P7"><text:tab/>→ Halbleitern: Enthalten wenige freie Elektronen und sind <text:tab/><text:tab/><text:tab/><text:tab/>temperaturabhängig, umso wärmer umso besser leiten sie.</text:p>
      <text:p text:style-name="P7"><text:tab/>→ Nichtleiter: Enthalten keine freien Elektronen.</text:p>
      <text:p text:style-name="P7"/>
      <text:p text:style-name="P7">Halbleiter leiten zum Beispiel bei 0 Kelvin überhaupt nicht, bei Raumtemperatur schwach leitend. Zu ihnen gehören zum Beispiel Germanium und Silizium und werden für Dioden und Transistoren benötigt.</text:p>
      <text:p text:style-name="P7"/>
      <text:p text:style-name="P29">1.3 Elektrische Spannung</text:p>
      <text:p text:style-name="P18"><text:span text:style-name="T20">Wie man bei einem Wasserkreislauf den Druck einer Wasserpumpe braucht um das Wasser anzutreiben, braucht man das auch bei den Elektronen des elektrischen Stroms. Äquivalent zu der Wasserpumpe wäre eine Spannungsquelle(zum Beispiel eine Batterie), zum Druck die Spannung. Am Minuspol einer Batterie haben wir einen Elektronenüberschuss, am Pluspol einen Elektronenmangel. Die Elektronen probieren diese Situation auszugleichen und bewegen sich in Richtung des Pluspols. Je höher die Ladung eines Elektrons ist desto höher ist der Druck mit dem sie sich zum Pluspol bewegen. Die elektrische Spannung wird mit dem Formelzeichen U bezeichnet, der Einheit V(=Volt). Demnach ist U = J / C, wobei J(=Joule) für die Energie steht und C(= Coulomb) für die Anzahl an Ladungen, also ist U die Energie pro Ladung, </text:span><text:span text:style-name="T21">wonach sich wie oben erklärt der Druck definiert.</text:span></text:p>
      <text:p text:style-name="P18"><text:span text:style-name="T21"/></text:p>
      <text:p text:style-name="P19"><text:span text:style-name="T21">1 mV(Millivolt)<text:tab/><text:tab/>→<text:tab/>1000 </text:span><text:span text:style-name="T19">µ</text:span><text:span text:style-name="T21">V(Mikrovolt)</text:span></text:p>
      <text:p text:style-name="P21"><text:span text:style-name="T19">1 V(Volt)<text:tab/><text:tab/><text:tab/>→<text:tab/>1000 mV</text:span></text:p>
      <text:p text:style-name="P21"><text:span text:style-name="T19">1 kV(Kilovolt)<text:tab/><text:tab/>→ <text:tab/>1000 V</text:span></text:p>
      <text:p text:style-name="P21"><text:span text:style-name="T19">1 MV(Megavolt)<text:tab/>→<text:tab/>1000 kV</text:span></text:p>
      <text:p text:style-name="P21"><text:span text:style-name="T19"/></text:p>
      <text:p text:style-name="P22"><text:span text:style-name="T19">Spannung ist immer ein Spannungsunterschied zwischen zwei Punkten, wie viel Spannung an einem Punkt noch anliegt, wird über das Potential angegeben. </text:span><text:span text:style-name="T22">Die technische Stromrichtung verläuft entgegen der eigentlichen, nämlich vom Pluspol zum Minuspol.</text:span></text:p>
      <text:p text:style-name="P21"><text:span text:style-name="T19"/></text:p>
      <text:p text:style-name="P33">1.4 Elektrischer Strom</text:p>
      <text:p text:style-name="P9"><text:soft-page-break/>Der elektrische Strom wird in Ampere gemessen und gibt an wie viele Ladungen in einer Zeiteinheit eine bestimmte Stelle im Stromkreis überwinden. <text:span text:style-name="T27">Sein Formelzeichen ist I seine Einheit A. Es gilt 1A = 1C/1s.</text:span></text:p>
      <text:p text:style-name="P10">Die Stromstärke ist von der Spannung abhängig, da eine hohe Spannung mehr freie Elektronen in Bewegung setzt als eine niedrige.</text:p>
      <text:p text:style-name="P10"/>
      <text:p text:style-name="P11">1 mA(Milliampere)<text:tab/><text:tab/>→<text:tab/>1000 µA(Mikroampere)</text:p>
      <text:p text:style-name="P11">1 A(Ampere)<text:tab/><text:tab/><text:tab/>→<text:tab/>1000 mA</text:p>
      <text:p text:style-name="P11">1 kA(Kiloampere)<text:tab/><text:tab/>→<text:tab/>1000 A</text:p>
      <text:p text:style-name="P11">1 MA(Megaampere)<text:tab/><text:tab/>→<text:tab/>1000 kA</text:p>
      <text:p text:style-name="P10"/>
      <text:p text:style-name="P34">1.5 Elektrische Ladung</text:p>
      <text:p text:style-name="P13">Wird in Coulomb angegeben, das Formelzeichen ist Q, die Einheit C. <text:span text:style-name="T28">Ein </text:span><text:span text:style-name="T35">C</text:span><text:span text:style-name="T28"> entspricht etwa 6,24 * 10</text:span><text:span text:style-name="T29">18 </text:span><text:span text:style-name="T32">Elektronen. </text:span></text:p>
      <text:p text:style-name="P27"><text:span text:style-name="T32"/></text:p>
      <text:p text:style-name="P35"><text:span text:style-name="T32">1.</text:span><text:span text:style-name="T31">6 Elektronenbewegung</text:span></text:p>
      <text:p text:style-name="P12"><text:span text:style-name="T27">E</text:span>lektronen, zum Beispiel in einem Kupferdraht, bewegen sich noch nicht einmal mit einem Millimeter pro Sekunde. Allerdings gibt eine Spannungsquelle ihre Bewegung sofort an die Leitungselektronen aus und löst dadurch einen Stromfluss aus. Das Beeinflussen der Elektronen geht sehr schnell, es können Geschwindigkeiten bis zu 300.000 km/s entstehen.</text:p>
      <text:p text:style-name="P12"/>
      <text:p text:style-name="P30"><text:span text:style-name="T39">1.7 Der Widerstand</text:span></text:p>
      <text:p text:style-name="P20"><text:span text:style-name="T18">Es gibt natürliche Widerstände wie zum Beispiel den Widerstand einer Batterie oder Leitung sowie gewollte Widerstände als elektrische Bauteile wie zum Beispiel Festwiderstände und einstellbare Widerstände. An einem Widerstand geht Spannung verloren, da in den meisten Fällen elektrische Energie in thermische umgewandelt wird. Das Formelzeichen des Widerstandes ist R und die Einheit </text:span><text:span text:style-name="T38">Ω </text:span><text:span text:style-name="T18">(Ohm).</text:span></text:p>
      <text:p text:style-name="P23"><text:span text:style-name="T18"/></text:p>
      <text:p text:style-name="P20"><text:span text:style-name="T18">1 m</text:span><text:span text:style-name="T16">Ω </text:span><text:span text:style-name="T18">(Milliohm)<text:tab/><text:tab/>→<text:tab/>1000 </text:span><text:span text:style-name="T17">µ</text:span><text:span text:style-name="T18">Ω (Mikroohm)</text:span></text:p>
      <text:p text:style-name="P23"><text:span text:style-name="T16">1 Ω (Ohm)<text:tab/><text:tab/><text:tab/><text:tab/>→<text:tab/>1000 mΩ</text:span></text:p>
      <text:p text:style-name="P23"><text:span text:style-name="T16">1 kΩ (Kiloohm)<text:tab/><text:tab/><text:tab/>→ <text:tab/>1000 Ω</text:span></text:p>
      <text:p text:style-name="P23"><text:span text:style-name="T16">1 MΩ (Megaohm)<text:tab/><text:tab/>→ <text:tab/>1000 kΩ</text:span></text:p>
      <text:p text:style-name="P23"><text:span text:style-name="T16"/></text:p>
      <text:p text:style-name="P31"><text:span text:style-name="T38">1.8 Der Leitungswiderstand</text:span></text:p>
      <text:p text:style-name="P5">→ <text:span text:style-name="T36">Je dünner eine Leitung ist desto höher ist der Leitungswiderstand.</text:span></text:p>
      <text:p text:style-name="P5">→ <text:span text:style-name="T37">Je länger eine Leitung ist desto höher ist der Leitungswiderstand.</text:span></text:p>
      <text:p text:style-name="P5"><text:soft-page-break/>→ <text:span text:style-name="T37">Der Leitungswiderstand hängt auch vom Material ab</text:span></text:p>
      <text:p text:style-name="P5"/>
      <text:p text:style-name="P24"><text:span text:style-name="T9">Demnach müsste der Querschnitt eines Eisendrahtes 6mal so groß wie der eines Kupferdrahtes sein, damit bei gleicher Länge und gleicher Spannung der gleiche Strom fließen kann. Dieser Widerstand eines Materials wird spezifischer Widerstand genannt. Er wird mit </text:span><text:span text:style-name="T10">ρ </text:span><text:span text:style-name="T11">(Rho) bezeichnet </text:span><text:span text:style-name="T12">und gibt den Widerstand eines Leiters bei 1m Länge und einem Querschnitt von 1mm</text:span><text:span text:style-name="T30">2 </text:span><text:span text:style-name="T33">an</text:span><text:span text:style-name="T11">. </text:span><text:span text:style-name="T12">Demnach ergibt sich der Leitungswiderstand aus: R = </text:span><text:span text:style-name="T23">ρ </text:span><text:span text:style-name="T12">* (l / A) wobei l für die Länge in Metern und A für den Querschnitt in Millimetern steht. </text:span></text:p>
      <text:p text:style-name="P24"><text:span text:style-name="T13">Die Widerstandseigenschaft eines Materials wird auch durch den elektrischen Leitwert ausgedrückt, welcher der Kehrwert des elektrischen Widerstands ist und in S (Siemens) angegeben wird. Folglich: 1S = 1 / 1</text:span><text:span text:style-name="T7">Ω.</text:span></text:p>
      <text:p text:style-name="P24"><text:span text:style-name="T7"/></text:p>
      <text:p text:style-name="P36"><text:span text:style-name="T25">1.</text:span><text:span text:style-name="T24">9 Ohmsches Gesetz</text:span></text:p>
      <text:p text:style-name="P14"><text:span text:style-name="T24">Zwischen der Spannung dem Strom und dem Widerstand bestehen in einem geschlossenem Stromkreis folgende Zusammenhänge:</text:span></text:p>
      <text:p text:style-name="P14"><text:span text:style-name="T24"><text:tab/>→ Der Strom wird größer wenn der Widerstand sinkt oder die <text:tab/><text:tab/><text:tab/>Spannung steigt,</text:span></text:p>
      <text:p text:style-name="P14"><text:span text:style-name="T24"><text:tab/>→ Der Strom nimmt ab wenn der Widerstand größer wird oder die <text:tab/><text:tab/>Spannung sinkt.</text:span></text:p>
      <text:p text:style-name="P14"><text:span text:style-name="T24">Das bedeutet nach dem Ohmschen Gesetz ist Strom = Spannung / Widerstand oder I = U / R.</text:span></text:p>
      <text:p text:style-name="P14"><text:span text:style-name="T24"/></text:p>
      <text:p text:style-name="P36"><text:span text:style-name="T24">1.10 Widerstands-Kennlinien</text:span></text:p>
      <text:p text:style-name="P14"><text:span text:style-name="T24">Diese Kennlinie ist ein Koordinatensystem indem auf der y-Achse die Stromstärke in A steht, auf der x-Achse die Spannung in V. Anhand der entstehenden Graphen lässt sich der Widerstand für eine bestimmte Spannung und Stromstärke ablesen. Verläuft der Graph linear, ist der Widerstand in seinem Wert konstant, ein Ohmscher Widerstand.</text:span></text:p>
      <text:p text:style-name="P14"><text:span text:style-name="T24"/></text:p>
      <text:p text:style-name="P37"><text:span text:style-name="T24">1.11 Elektrische Leistung</text:span></text:p>
      <text:p text:style-name="P15"><text:span text:style-name="T24">Maschinen wandeln Energie von einer Form in die Andere um. Die ausgegeben Energie hängt von der eingegeben ab. So wird bei einem Wasserkraftwerk die kinetische Energie der Drehbewegungen in mechanische umgewandelt. Die kinetische Energie hängt vom Druck des Wasser und der Größe der Turbine ab da sie eine größere Fläche für das Wasser bietet. Folglich hängt hier die ausgegebene mechanische Energie von der eingegeben kinetischen ab. </text:span></text:p>
      <text:p text:style-name="P16"><text:soft-page-break/><text:span text:style-name="T24">Die elektrische Leistung hängt also von der Stromstärke und der Spannung ab. Das Formelzeichen der Leistung ist P, ihre Einheit W(Watt). Folglich muss es lauten: P = U * I. Durch Gleichsetzen und dem Ohmschen Gesetz kann diese Formel auch mit U und R oder I und R ausgedrückt werden.</text:span></text:p>
      <text:p text:style-name="P16"><text:span text:style-name="T24">So hat eine Glühlampe die an eine Steckdose(220V) angeschlossen wird und durch die ein Strom von 1A fließt eine Leistung von: 220V * 1A = 220W.</text:span></text:p>
      <text:p text:style-name="P16"><text:span text:style-name="T24">So kann Energie von einer Form in die Andere umgerechnet werden, allerdings muss beachtet werden, dass Energie bei dieser Umwandlung auch immer in andere Formen „verloren“ geht zum Beispiel bei einer Lampe nicht nur in Licht sondern auch Wärmeenergie.</text:span></text:p>
      <text:p text:style-name="P16"><text:span text:style-name="T24"/></text:p>
      <text:p text:style-name="P38"><text:span text:style-name="T26">1.12 Elektrische Arbeit</text:span></text:p>
      <text:p text:style-name="P17"><text:span text:style-name="T24">Wenn man zum Beispiel die Stromkosten berechnen will braucht man nicht nur die Leistung die genutzt wird, sondern auch die Zeit über die eine Leistung „verbraucht“ wurde spielt eine ebenso große Rolle. Dafür gibt es die Arbeit die eine Leistung in Relation zur Zeit angibt.</text:span></text:p>
      <text:p text:style-name="P17"><text:span text:style-name="T24">Angegeben wird die Arbeit in:</text:span></text:p>
      <text:p text:style-name="P17"><text:span text:style-name="T24"><text:tab/></text:span><text:span text:style-name="T25">→ </text:span><text:span text:style-name="T24">Kilowattstunden (kWh)</text:span></text:p>
      <text:p text:style-name="P17"><text:span text:style-name="T24"><text:tab/>→ Wattstunden (Wh)</text:span></text:p>
      <text:p text:style-name="P17"><text:span text:style-name="T24"><text:tab/>→ Wattsekunden (Ws)</text:span></text:p>
      <text:p text:style-name="P17"><text:span text:style-name="T24"><text:tab/>→ …</text:span></text:p>
      <text:p text:style-name="P17"><text:span text:style-name="T24">Hierbei handelt es sich nicht um Zeiteinheiten sondern darum wie viel Leistung in einer Zeitspanne genutzt wird so zum Beispiel bei der Wattsekunde Watt pro Sekunde.</text:span></text:p>
      <text:p text:style-name="P17"><text:span text:style-name="T24">1 Kilowattstunde ist demnach: 1 Kilowatt * 3600 Sekunden, das wiederum: 1000 Watt * 3600 Sekunden, das wiederum: 3.600.000J.</text:span></text:p>
      <text:p text:style-name="P17"><text:span text:style-name="T24"/></text:p>
      <text:p text:style-name="P39"><text:span text:style-name="T24">1.13 Wirkungsgrad</text:span></text:p>
      <text:p text:style-name="P25"><text:span text:style-name="T8">Bei der Umwandlung von einer Energieform in die Andere, zum Beispiel bei einer Glühlampe von elektrischer zu Lichtenergie kommt es immer zu einem Verlust, der sich in andere Energieformen wie Wärmeenergie umwandelt. Der Wirkungsgrad </text:span><text:span text:style-name="T14">η </text:span><text:span text:style-name="T15">wird definiert durch: η <text:s/>= E</text:span><text:span text:style-name="T40">nutzbar </text:span><text:span text:style-name="T34">/ E</text:span><text:span text:style-name="T40">zugeführt</text:span><text:span text:style-name="T34"> . η <text:s/>ist demnach eine Zahl zwischen 0 und 1, die 1 kann allerdings in praktischen Experimenten nicht entstehen, da es immer einen Verlust gibt.</text:span></text:p>
      <text:p text:style-name="P24"><text:span text:style-name="T7"/></text:p>
      <text:p text:style-name="P32">1.14 Chemische Wirkung des Stroms</text:p>
      <text:p text:style-name="P8">Wenn wir eine elektrisch leitende Flüssigkeit(Elektrolyt) herstellen indem wir Wasser und Kochsalz in ein Gefäß geben und die Anschlüsse einer <text:soft-page-break/>Batterie mit Eisenelektroden verbinden, diese in das Elektrolyt legen, kann man die elektrochemischen Vorgänge beobachten da der Strom vom Minus zum Pluspol fließt. <text:span text:style-name="T41">Das Kochsalz zerfällt in seine Bestandteile Natrium und Chlor die aber durch den Strom zu Ionen wurden, sie haben überzählige oder fehlende Elektronen. Auch das Wasser zerfällt in Wasserstoff und Sauerstoff. Deswegen entstehen an der Eisenelektrode des <text:s/>Minuspols Gasblasen, hier ist der Elektronenüberschuss.</text:span><text:span text:style-name="T42">Dieser Vorgang heißt Elektrolyse. </text:span><text:span text:style-name="T43">Auch Batterien beruhen auf ihrem Prinzi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7T10:34:55.148000000</meta:creation-date>
    <dc:date>2020-10-17T13:07:47.505000000</dc:date>
    <meta:editing-duration>PT1H15M18S</meta:editing-duration>
    <meta:editing-cycles>21</meta:editing-cycles>
    <meta:generator>LibreOffice/7.0.2.2$Windows_X86_64 LibreOffice_project/8349ace3c3162073abd90d81fd06dcfb6b36b994</meta:generator>
    <meta:document-statistic meta:table-count="0" meta:image-count="0" meta:object-count="0" meta:page-count="6" meta:paragraph-count="84" meta:word-count="1391" meta:character-count="9131" meta:non-whitespace-character-count="7763"/>
  </office:meta>
</office:document-meta>
</file>